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5b681" officeooo:paragraph-rsid="00020497"/>
    </style:style>
    <style:style style:name="P3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5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6" style:family="paragraph" style:parent-style-name="Standard">
      <style:text-properties officeooo:rsid="0009206a" officeooo:paragraph-rsid="00035373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92a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测试电脑信息</text:span>:</text:p>
      <text:p text:style-name="P2">--Type: <text:span text:style-name="T4">Racer</text:span></text:p>
      <text:p text:style-name="P7"><text:span text:style-name="T3">--SN: </text:span><text:span text:style-name="T2">ABC31100GZ</text:span></text:p>
      <text:p text:style-name="Standard"/>
      <text:p text:style-name="P5">2. 测试详情列表：</text:p>
      <text:p text:style-name="Standard"><draw:frame draw:style-name="fr1" draw:name="Object1" text:anchor-type="paragraph" svg:x="0.4071in" svg:y="0.1898in" svg:width="6.1811in" svg:height="6.3146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4">3. 测试机构：</text:p>
      <text:p text:style-name="P6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5:07:53.081779469</dc:date>
    <dc:creator>xiaojun </dc:creator>
    <meta:editing-duration>PT22M43S</meta:editing-duration>
    <meta:editing-cycles>7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03" meta:non-whitespace-character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6-18" calcext:value-type="date">
            <text:p>2013-06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6-18" calcext:value-type="date">
            <text:p>2013-06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6-18" calcext:value-type="date">
            <text:p>2013-06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6-19" calcext:value-type="date">
            <text:p>2013-06-19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6-20" calcext:value-type="date">
            <text:p>2013-06-20</text:p>
          </table:table-cell>
          <table:table-cell table:style-name="ce1" office:value-type="string" calcext:value-type="string">
            <text:p>孙妍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孙妍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5:07:13.573474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